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4" style:family="table">
      <style:table-properties style:width="6.8958in" table:align="left"/>
    </style:style>
    <style:style style:name="Table4.A" style:family="table-column">
      <style:table-column-properties style:column-width="0.2139in"/>
    </style:style>
    <style:style style:name="Table4.B" style:family="table-column">
      <style:table-column-properties style:column-width="0.9319in"/>
    </style:style>
    <style:style style:name="Table4.C" style:family="table-column">
      <style:table-column-properties style:column-width="5.1146in"/>
    </style:style>
    <style:style style:name="Table4.D" style:family="table-column">
      <style:table-column-properties style:column-width="0.6354in"/>
    </style:style>
    <style:style style:name="Table4.1" style:family="table-row">
      <style:table-row-properties style:min-row-height="0.6354in"/>
    </style:style>
    <style:style style:name="Table4.A1" style:family="table-cell">
      <style:table-cell-properties style:vertical-align="middle" style:border-line-width-bottom="0.0139in 0.0139in 0.0139in" fo:padding="0in" fo:border-left="none" fo:border-right="none" fo:border-top="none" fo:border-bottom="0.0417in double #808080"/>
    </style:style>
    <style:style style:name="Table4.C1" style:family="table-cell">
      <style:table-cell-properties style:border-line-width-bottom="0.0139in 0.0139in 0.0139in" fo:padding="0in" fo:border-left="none" fo:border-right="none" fo:border-top="none" fo:border-bottom="0.0417in double #808080"/>
    </style:style>
    <style:style style:name="Table1" style:family="table">
      <style:table-properties style:width="6.875in" fo:margin-left="0.0458in" fo:margin-right="0.0042in" table:align="margins"/>
    </style:style>
    <style:style style:name="Table1.A" style:family="table-column">
      <style:table-column-properties style:column-width="1.434in" style:rel-column-width="13669*"/>
    </style:style>
    <style:style style:name="Table1.B" style:family="table-column">
      <style:table-column-properties style:column-width="0.1465in" style:rel-column-width="1396*"/>
    </style:style>
    <style:style style:name="Table1.C" style:family="table-column">
      <style:table-column-properties style:column-width="5.2944in" style:rel-column-width="50470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875in" fo:margin-left="0.0458in" fo:margin-right="0.0042in" table:align="margins"/>
    </style:style>
    <style:style style:name="Table2.A" style:family="table-column">
      <style:table-column-properties style:column-width="0.3188in" style:rel-column-width="3038*"/>
    </style:style>
    <style:style style:name="Table2.B" style:family="table-column">
      <style:table-column-properties style:column-width="2.1444in" style:rel-column-width="20441*"/>
    </style:style>
    <style:style style:name="Table2.C" style:family="table-column">
      <style:table-column-properties style:column-width="0.3556in" style:rel-column-width="3389*"/>
    </style:style>
    <style:style style:name="Table2.D" style:family="table-column">
      <style:table-column-properties style:column-width="4.0563in" style:rel-column-width="38667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6618in" fo:margin-left="0.1604in" fo:margin-right="0.1028in" table:align="margins"/>
    </style:style>
    <style:style style:name="Table3.A" style:family="table-column">
      <style:table-column-properties style:column-width="2.5in" style:rel-column-width="24593*"/>
    </style:style>
    <style:style style:name="Table3.B" style:family="table-column">
      <style:table-column-properties style:column-width="1.8021in" style:rel-column-width="17727*"/>
    </style:style>
    <style:style style:name="Table3.C" style:family="table-column">
      <style:table-column-properties style:column-width="1.1771in" style:rel-column-width="11579*"/>
    </style:style>
    <style:style style:name="Table3.D" style:family="table-column">
      <style:table-column-properties style:column-width="1.1826in" style:rel-column-width="11636*"/>
    </style:style>
    <style:style style:name="Table3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D1" style:family="table-cell">
      <style:table-cell-properties fo:background-color="#e6e6e6" fo:padding="0.0382in" fo:border="0.0007in solid #000000">
        <style:background-image/>
      </style:table-cell-properties>
    </style:style>
    <style:style style:name="Table3.2" style:family="table-row">
      <style:table-row-properties style:min-row-height="0.2653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9826in" style:rel-column-width="37689*"/>
    </style:style>
    <style:style style:name="Table7.B" style:family="table-column">
      <style:table-column-properties style:column-width="2.9424in" style:rel-column-width="27846*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color="#808080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808080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808080" style:font-name="Arial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808080" style:font-name="Arial" fo:font-size="13pt" fo:font-weight="normal" style:font-name-asian="Arial1" style:font-size-asian="13pt" style:font-weight-asian="normal" style:font-name-complex="Arial1" style:font-size-complex="13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808080" style:font-name="Arial" fo:font-size="13pt" style:font-name-asian="Arial1" style:font-size-asian="13pt" style:font-name-complex="Arial1" style:font-size-complex="13pt"/>
    </style:style>
    <style:style style:name="P11" style:family="paragraph" style:parent-style-name="Table_20_Contents">
      <style:paragraph-properties fo:margin-left="0.3291in" fo:margin-right="-0.0016in" fo:text-align="center" style:justify-single-word="false" fo:text-indent="0in" style:auto-text-indent="false"/>
      <style:text-properties style:font-name="Arial" fo:font-size="10pt" fo:font-weight="bold" style:font-size-asian="10pt" style:font-size-complex="10pt"/>
    </style:style>
    <style:style style:name="P12" style:family="paragraph" style:parent-style-name="Standard"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margin-left="0.1717in" fo:margin-right="0in" fo:text-align="start" style:justify-single-word="false" fo:text-indent="0in" style:auto-text-indent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Header">
      <style:paragraph-properties fo:margin-left="0.1717in" fo:margin-right="0in" fo:text-align="start" style:justify-single-word="false" fo:text-indent="0in" style:auto-text-indent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0" style:family="paragraph" style:parent-style-name="Header">
      <style:paragraph-properties fo:margin-left="0.1717in" fo:margin-right="0in" fo:text-align="start" style:justify-single-word="false" fo:text-indent="0in" style:auto-text-indent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margin-left="-0.0016in" fo:margin-right="-0.0016in" fo:text-align="start" style:justify-single-word="false" fo:text-indent="0in" style:auto-text-indent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margin-left="-0.0138in" fo:margin-right="0.0354in" fo:text-align="center" style:justify-single-word="false" fo:text-indent="0in" style:auto-text-indent="false">
        <style:tab-stops>
          <style:tab-stop style:position="7.0472in"/>
        </style:tab-stops>
      </style:paragraph-properties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Header">
      <style:paragraph-properties fo:text-align="start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4" style:family="paragraph" style:parent-style-name="Header">
      <style:paragraph-properties fo:text-align="start" style:justify-single-word="false"/>
      <style:text-properties style:font-name="Arial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Header">
      <style:paragraph-properties fo:text-align="center" style:justify-single-word="false"/>
      <style:text-properties style:font-name="Arial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Header">
      <style:paragraph-properties fo:text-align="end" style:justify-single-word="false"/>
      <style:text-properties style:font-name="Arial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Header">
      <style:paragraph-properties fo:text-align="start" style:justify-single-word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Header">
      <style:paragraph-properties fo:text-align="center" style:justify-single-word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Header">
      <style:paragraph-properties fo:text-align="end" style:justify-single-word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Header">
      <style:paragraph-properties fo:text-align="center" style:justify-single-word="false"/>
      <style:text-properties style:font-name="Arial" fo:font-size="10pt" fo:font-style="normal" style:text-underline-style="solid" style:text-underline-width="auto" style:text-underline-color="font-color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Header">
      <style:paragraph-properties fo:text-align="end" style:justify-single-word="false"/>
      <style:text-properties style:font-name="Arial" fo:font-size="10pt" fo:font-style="normal" style:text-underline-style="solid" style:text-underline-width="auto" style:text-underline-color="font-color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Header">
      <style:paragraph-properties fo:margin-left="0.0862in" fo:margin-right="0in" fo:text-align="start" style:justify-single-word="false" fo:text-indent="0in" style:auto-text-indent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3" style:family="paragraph" style:parent-style-name="Header">
      <style:paragraph-properties fo:margin-left="0.0457in" fo:margin-right="-0.0016in" fo:text-align="start" style:justify-single-word="false" fo:text-indent="0in" style:auto-text-indent="false">
        <style:tab-stops>
          <style:tab-stop style:position="3.3457in" style:type="center"/>
          <style:tab-stop style:position="7.3654in" style:type="right"/>
        </style:tab-stops>
      </style:paragraph-properties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4" style:family="paragraph" style:parent-style-name="Header">
      <style:paragraph-properties fo:margin-left="0.2209in" fo:margin-right="0in" fo:text-align="start" style:justify-single-word="false" fo:text-indent="0in" style:auto-text-indent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5" style:family="paragraph" style:parent-style-name="Header">
      <style:paragraph-properties fo:margin-left="0.2209in" fo:margin-right="0in" fo:text-align="start" style:justify-single-word="false" fo:text-indent="0in" style:auto-text-indent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Header">
      <style:paragraph-properties fo:margin-left="0.2209in" fo:margin-right="0in" fo:text-align="start" style:justify-single-word="false" fo:text-indent="0in" style:auto-text-indent="false"/>
      <style:text-properties style:font-name="Arial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Header">
      <style:paragraph-properties fo:margin-left="0in" fo:margin-right="0in" fo:text-align="start" style:justify-single-word="false" fo:text-indent="-0.0126in" style:auto-text-indent="false">
        <style:tab-stops>
          <style:tab-stop style:position="3.3457in" style:type="center"/>
          <style:tab-stop style:position="6.6925in" style:type="right"/>
        </style:tab-stops>
      </style:paragraph-properties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8" style:family="paragraph" style:parent-style-name="Header">
      <style:paragraph-properties fo:margin-left="0.2209in" fo:margin-right="0in" fo:text-align="start" style:justify-single-word="false" fo:text-indent="0in" style:auto-text-indent="false"/>
      <style:text-properties style:font-name="Arial" fo:font-size="10pt" fo:font-style="italic" fo:font-weight="normal" fo:background-color="#e6e6e6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italic" fo:background-color="#e6e6e6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5">{logo}</text:p>
          </table:table-cell>
          <table:table-cell table:style-name="Table4.C1" office:value-type="string">
            <text:p text:style-name="P7">{badan}</text:p>
            <text:p text:style-name="P8">{kota4}</text:p>
            <text:p text:style-name="P9">{alamat} </text:p>
            <text:p text:style-name="P10">Telp. {tlp} Fax {fax} </text:p>
          </table:table-cell>
          <table:table-cell table:style-name="Table4.C1" office:value-type="string">
            <text:p text:style-name="P6"/>
          </table:table-cell>
        </table:table-row>
      </table:table>
      <text:p text:style-name="P12"/>
      <text:p text:style-name="P12"/>
      <text:p text:style-name="P12"/>
      <text:p text:style-name="P12">Lampiran<text:tab/><text:tab/>: </text:p>
      <text:p text:style-name="P12">SKRD <text:s/>nomor<text:tab/><text:tab/>: {no_skrd}</text:p>
      <text:p text:style-name="P12"/>
      <text:p text:style-name="P13"><text:tab/><text:tab/><text:span text:style-name="T5">{TITLE}</text:span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3"><text:bookmark-start text:name="__DdeLink__8327_1886640418"/>[!-- BEGIN row.articles --]{titreArticle}<text:bookmark-end text:name="__DdeLink__8327_1886640418"/></text:p>
          </table:table-cell>
          <table:table-cell table:style-name="Table1.A1" office:value-type="string">
            <text:p text:style-name="P1">:</text:p>
          </table:table-cell>
          <table:table-cell table:style-name="Table1.A1" office:value-type="string">
            <text:p text:style-name="P32"><text:bookmark-start text:name="__DdeLink__4308_1886640418"/><text:bookmark-start text:name="__DdeLink__3011_1886640418"/>{texteArticle}<text:span text:style-name="T1">[!-- END row.articles --]</text:span><text:bookmark-end text:name="__DdeLink__4308_1886640418"/><text:bookmark-end text:name="__DdeLink__3011_1886640418"/><text:span text:style-name="T1"> </text:span></text:p>
          </table:table-cell>
        </table:table-row>
      </table:table>
      <text:p text:style-name="P14"/>
      <text:p text:style-name="P15">A. <text:s/>DATA UMUM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9"><text:bookmark-start text:name="__DdeLink__8327_18866404182"/><text:bookmark-start text:name="__DdeLink__8327_18866404181"/>[!-- BEGIN row.articles3 --]<text:bookmark-end text:name="__DdeLink__8327_18866404181"/><text:span text:style-name="T1">{titreArticle4}</text:span><text:bookmark-end text:name="__DdeLink__8327_18866404182"/></text:p>
          </table:table-cell>
          <table:table-cell table:style-name="Table2.A1" office:value-type="string">
            <text:p text:style-name="P17">{texteArticle3}</text:p>
          </table:table-cell>
          <table:table-cell table:style-name="Table2.A1" office:value-type="string">
            <text:p text:style-name="P20"><text:bookmark-start text:name="__DdeLink__4308_18866404181"/><text:bookmark-start text:name="__DdeLink__3011_18866404181"/>{titreArticle3}<text:bookmark-end text:name="__DdeLink__4308_18866404181"/><text:bookmark-end text:name="__DdeLink__3011_18866404181"/></text:p>
          </table:table-cell>
          <table:table-cell table:style-name="Table2.A1" office:value-type="string">
            <text:p text:style-name="P18">{texteArticle4}[!-- END row.articles3 --]</text:p>
          </table:table-cell>
        </table:table-row>
      </table:table>
      <text:p text:style-name="P16"/>
      <text:p text:style-name="P24">B. <text:s/>PERHITUNGAN BESARNYA RETRIBUSI</text:p>
      <text:p text:style-name="P27"><text:s text:c="6"/>a. Daftar Indeks</text:p>
      <text:p text:style-name="P2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">Dasar Penetapan retribusi</text:p>
          </table:table-cell>
          <table:table-cell table:style-name="Table3.A1" office:value-type="string">
            <text:p text:style-name="P3">Kriteria</text:p>
          </table:table-cell>
          <table:table-cell table:style-name="Table3.A1" office:value-type="string">
            <text:p text:style-name="P3">Indeks</text:p>
          </table:table-cell>
          <table:table-cell table:style-name="Table3.D1" office:value-type="string">
            <text:p text:style-name="P3">Harga</text:p>
          </table:table-cell>
        </table:table-row>
        <table:table-row table:style-name="Table3.2">
          <table:table-cell table:style-name="Table3.A2" office:value-type="string">
            <text:p text:style-name="P33"><text:bookmark-start text:name="__DdeLink__3882_10466361711"/>[!-- BEGIN row.articles5 --]<text:bookmark-start text:name="__DdeLink__4514_1046636171"/>{titreArticle5}<text:bookmark-end text:name="__DdeLink__3882_10466361711"/><text:bookmark-end text:name="__DdeLink__4514_1046636171"/></text:p>
          </table:table-cell>
          <table:table-cell table:style-name="Table3.A2" office:value-type="string">
            <text:p text:style-name="P21">{texteArticle6}</text:p>
          </table:table-cell>
          <table:table-cell table:style-name="Table3.A2" office:value-type="string">
            <text:p text:style-name="P22"><text:bookmark-start text:name="__DdeLink__8622_10466361711"/>{texteArticle7}<text:bookmark-end text:name="__DdeLink__8622_10466361711"/><text:bookmark-start text:name="__DdeLink__5275_1046636171"/><text:bookmark-end text:name="__DdeLink__5275_1046636171"/></text:p>
          </table:table-cell>
          <table:table-cell table:style-name="Table3.D2" office:value-type="string">
            <text:p text:style-name="P22">{texteArticle8}<text:bookmark-start text:name="__DdeLink__5275_10466361711"/>[!-- END row.articles5 --]<text:bookmark-end text:name="__DdeLink__5275_10466361711"/></text:p>
          </table:table-cell>
        </table:table-row>
      </table:table>
      <text:p text:style-name="P27"><text:s text:c="6"/></text:p>
      <text:p text:style-name="P27"/>
      <text:p text:style-name="P27">b. Perhitungan</text:p>
      <text:p text:style-name="P27"/>
      <text:p text:style-name="P35"><text:span text:style-name="T4">Rumus </text:span>{rumus} [!-- BEGIN articles1 --]{titreArticle}{texteArticle}[!-- END articles1 --]{nilairetribusi}</text:p>
      <text:p text:style-name="P35"/>
      <text:p text:style-name="P36">Besarnya keringanan <text:s text:c="4"/><text:span text:style-name="T6">: {keringanan}</text:span></text:p>
      <text:p text:style-name="P37"><text:span text:style-name="T1"><text:s text:c="6"/></text:span><text:span text:style-name="T2">Jumlah <text:s text:c="3"/></text:span><text:span text:style-name="T1"><text:s text:c="25"/>: {jumlahretribusi}</text:span></text:p>
      <text:p text:style-name="P34"><text:span text:style-name="T1">Terbilang <text:s text:c="26"/>: </text:span><text:span text:style-name="T3">{bilangan}</text:span></text:p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8">{kota} , {tanggal}</text:p>
            <text:p text:style-name="P25">{jabatan}</text:p>
            <text:p text:style-name="P25">{kantor}</text:p>
            <text:p text:style-name="P25"/>
            <text:p text:style-name="P25"/>
            <text:p text:style-name="P25"/>
            <text:p text:style-name="P30">{nama}</text:p>
            <text:p text:style-name="P25">NIP.{nip}</text:p>
          </table:table-cell>
        </table:table-row>
      </table:table>
      <text:p text:style-name="P29"/>
      <text:p text:style-name="P29"/>
      <text:p text:style-name="P26"/>
      <text:p text:style-name="P26"><text:s text:c="6"/></text:p>
      <text:p text:style-name="P26"/>
      <text:p text:style-name="P26"/>
      <text:p text:style-name="P26"/>
      <text:p text:style-name="P31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fo:background-color="transparent" style:shadow="none" text:number-lines="false" text:line-number="0">
        <style:tab-stops>
          <style:tab-stop style:position="3.3457in" style:type="center"/>
          <style:tab-stop style:position="6.6925in" style:type="right"/>
        </style:tab-stops>
        <style:background-image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rc11 </meta:initial-creator>
    <meta:creation-date>2010-10-20T14:21:47</meta:creation-date>
    <dc:date>2012-04-19T09:28:03.18</dc:date>
    <meta:editing-duration>PT6H59M58S</meta:editing-duration>
    <meta:editing-cycles>136</meta:editing-cycles>
    <meta:generator>OpenOffice.org/3.3$Win32 OpenOffice.org_project/330m20$Build-9567</meta:generator>
    <meta:document-statistic meta:table-count="5" meta:image-count="0" meta:object-count="0" meta:page-count="2" meta:paragraph-count="38" meta:word-count="96" meta:character-count="845"/>
  </office:meta>
</office:document-meta>
</file>